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 style:writing-mode="lr-tb"/>
      <style:text-properties style:font-name="Arial2"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2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2" fo:font-weight="normal" style:font-weight-asian="normal" style:font-weight-complex="normal"/>
    </style:style>
    <style:style style:name="P4" style:family="paragraph" style:parent-style-name="Text_20_body">
      <style:paragraph-properties fo:line-height="150%" fo:text-align="center" style:justify-single-word="false" style:writing-mode="lr-tb"/>
      <style:text-properties style:font-name="Arial2" fo:font-weight="bold" officeooo:rsid="00120193" officeooo:paragraph-rsid="00120193" style:font-weight-asian="bold" style:font-weight-complex="bold"/>
    </style:style>
    <style:style style:name="P5" style:family="paragraph" style:parent-style-name="Text_20_body">
      <style:paragraph-properties fo:line-height="150%" fo:text-align="center" style:justify-single-word="false" style:writing-mode="lr-tb"/>
      <style:text-properties style:font-name="Arial2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NÁLISE E DESENVOLVIMENTO DE SISTEMAS – 5º PERÍODO</text:span></text:p>
      <text:p text:style-name="P4"><text:span text:style-name="T3">INTELIGÊNCIA ARTIFICIAL</text:span></text:p>
      <text:p text:style-name="P1"><text:span text:style-name="T3">BERNARDO SAAD GEBRAN BUSATTO</text:span></text:p>
      <text:p text:style-name="P5"/>
      <text:p text:style-name="P4"><text:span text:style-name="T3">AVALIAÇÃO 01 <text:s/>- REPRESENTANDO CENÁRIO DAS ROCHAS EM PROLOG</text:span></text:p>
      <text:p text:style-name="P2"/>
      <text:p text:style-name="P3">rocha(berilo, oxido_aluminio).</text:p>
      <text:p text:style-name="P3">dureza(berilo, duro).</text:p>
      <text:p text:style-name="P3">rocha(esmeralda, oxido_aluminio).</text:p>
      <text:p text:style-name="P3">cor(esmeralda, verde).</text:p>
      <text:p text:style-name="P3">rocha(rubi, oxido_aluminio).</text:p>
      <text:p text:style-name="P3"/>
      <text:p text:style-name="P3">preciosa(X) :- rocha(X, oxido_aluminio).</text:p>
      <text:p text:style-name="P3">rocha(rubi) :- cor(X, vermelho).</text:p>
      <text:p text:style-name="P3">rocha(safira) :- not cor(X, verde) ; not cor(X, vermelho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9:58:57.439000000</dc:date>
    <meta:editing-duration>PT3M38S</meta:editing-duration>
    <meta:editing-cycles>1</meta:editing-cycles>
    <meta:document-statistic meta:table-count="0" meta:image-count="0" meta:object-count="0" meta:page-count="1" meta:paragraph-count="12" meta:word-count="49" meta:character-count="423" meta:non-whitespace-character-count="384"/>
    <meta:generator>LibreOffice/7.4.2.3$Windows_X86_64 LibreOffice_project/382eef1f22670f7f4118c8c2dd222ec7ad009daf</meta:generator>
  </office:meta>
</office:document-meta>
</file>